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956000002B2B158C81E.png" manifest:media-type="image/png"/>
  <manifest:file-entry manifest:full-path="Pictures/10000001000009210000030F40F09646.png" manifest:media-type="image/png"/>
  <manifest:file-entry manifest:full-path="Pictures/100000010000090E0000021FDBC65284.png" manifest:media-type="image/png"/>
  <manifest:file-entry manifest:full-path="Pictures/10000001000009270000026B1D23814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8.999cm" svg:height="5.488cm" svg:x="0.966cm" svg:y="0.755cm">
          <draw:image xlink:href="Pictures/1000000100000956000002B2B158C81E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6.361cm" svg:x="0.992cm" svg:y="6.543cm">
          <draw:image xlink:href="Pictures/10000001000009210000030F40F09646.png" xlink:type="simple" xlink:show="embed" xlink:actuate="onLoad" draw:mime-type="image/png">
            <text:p/>
          </draw:image>
        </draw:frame>
        <draw:frame draw:style-name="gr2" draw:text-style-name="P2" draw:layer="layout" svg:width="18.999cm" svg:height="5.016cm" svg:x="0.982cm" svg:y="13.373cm">
          <draw:image xlink:href="Pictures/10000001000009270000026B1D238146.png" xlink:type="simple" xlink:show="embed" xlink:actuate="onLoad" draw:mime-type="image/png">
            <text:p/>
          </draw:image>
        </draw:frame>
        <draw:frame draw:style-name="gr2" draw:text-style-name="P2" draw:layer="layout" svg:width="18.999cm" svg:height="4.445cm" svg:x="0.982cm" svg:y="18.858cm">
          <draw:image xlink:href="Pictures/100000010000090E0000021FDBC6528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12T20:37:08.794000000</meta:creation-date>
    <dc:date>2025-05-13T19:49:13.701000000</dc:date>
    <meta:editing-duration>PT3M13S</meta:editing-duration>
    <meta:editing-cycles>2</meta:editing-cycles>
    <meta:generator>LibreOffice/24.8.6.2$Windows_X86_64 LibreOffice_project/6d98ba145e9a8a39fc57bcc76981d1fb1316c60c</meta:generator>
    <meta:document-statistic meta:object-count="4"/>
  </office:meta>
</office:document-meta>
</file>